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3.233cm"/>
    </style:style>
    <style:style style:name="co2" style:family="table-column">
      <style:table-column-properties fo:break-before="auto" style:column-width="1.739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2.009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2.891cm"/>
    </style:style>
    <style:style style:name="co7" style:family="table-column">
      <style:table-column-properties fo:break-before="auto" style:column-width="3.993cm"/>
    </style:style>
    <style:style style:name="co8" style:family="table-column">
      <style:table-column-properties fo:break-before="auto" style:column-width="2.574cm"/>
    </style:style>
    <style:style style:name="co9" style:family="table-column">
      <style:table-column-properties fo:break-before="auto" style:column-width="2.2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시트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시트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5" table:number-columns-repeated="1015" table:default-cell-style-name="Excel_20_Built-in_20_Normal"/>
        <table:table-row table:style-name="ro1">
          <table:table-cell table:style-name="ce1" office:value-type="string">
            <text:p>IMG_NO</text:p>
          </table:table-cell>
          <table:table-cell table:style-name="ce1" office:value-type="string">
            <text:p>REF_PNO</text:p>
          </table:table-cell>
          <table:table-cell table:style-name="ce1" office:value-type="string">
            <text:p>REF_UNO</text:p>
          </table:table-cell>
          <table:table-cell table:style-name="ce1" office:value-type="string">
            <text:p>IMG_LEVEL</text:p>
          </table:table-cell>
          <table:table-cell table:style-name="ce1" office:value-type="string">
            <text:p>ORIGIN_NAME</text:p>
          </table:table-cell>
          <table:table-cell table:style-name="ce1" office:value-type="string">
            <text:p>CHANGE_NAME</text:p>
          </table:table-cell>
          <table:table-cell table:style-name="ce1" office:value-type="string">
            <text:p>IMG_PATH</text:p>
          </table:table-cell>
          <table:table-cell table:style-name="ce1" office:value-type="string">
            <text:p>UPLOAD_DATE</text:p>
          </table:table-cell>
          <table:table-cell table:style-name="ce1" office:value-type="string">
            <text:p>IMG_STATU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37">
            <text:p>37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39">
            <text:p>39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41">
            <text:p>41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42">
            <text:p>42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43">
            <text:p>43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44">
            <text:p>44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46">
            <text:p>46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48">
            <text:p>48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49">
            <text:p>49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56">
            <text:p>56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57">
            <text:p>57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58">
            <text:p>58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59">
            <text:p>59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61">
            <text:p>61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63">
            <text:p>63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65">
            <text:p>65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66">
            <text:p>66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68">
            <text:p>68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69">
            <text:p>69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70">
            <text:p>70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71">
            <text:p>71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72">
            <text:p>72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73">
            <text:p>73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74">
            <text:p>74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75">
            <text:p>75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76">
            <text:p>76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77">
            <text:p>77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79">
            <text:p>79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80">
            <text:p>80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81">
            <text:p>81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82">
            <text:p>82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83">
            <text:p>83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84">
            <text:p>84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Q_IMG.NEXTVAL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testimg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7">
            <text:p>3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9">
            <text:p>3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1">
            <text:p>4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2">
            <text:p>4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3">
            <text:p>4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4">
            <text:p>4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6">
            <text:p>4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8">
            <text:p>4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9">
            <text:p>4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6">
            <text:p>5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7">
            <text:p>5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8">
            <text:p>5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9">
            <text:p>5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1">
            <text:p>6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3">
            <text:p>6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5">
            <text:p>6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6">
            <text:p>6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8">
            <text:p>6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9">
            <text:p>6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0">
            <text:p>7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1">
            <text:p>7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2">
            <text:p>7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3">
            <text:p>7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4">
            <text:p>7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5">
            <text:p>7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6">
            <text:p>7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7">
            <text:p>7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9">
            <text:p>7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80">
            <text:p>8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81">
            <text:p>8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82">
            <text:p>8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83">
            <text:p>8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84">
            <text:p>8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7">
            <text:p>3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9">
            <text:p>3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1">
            <text:p>4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2">
            <text:p>4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3">
            <text:p>4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4">
            <text:p>4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6">
            <text:p>4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8">
            <text:p>4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9">
            <text:p>4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6">
            <text:p>5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7">
            <text:p>5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8">
            <text:p>5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9">
            <text:p>5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1">
            <text:p>6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3">
            <text:p>6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5">
            <text:p>6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6">
            <text:p>6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8">
            <text:p>6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9">
            <text:p>6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0">
            <text:p>7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1">
            <text:p>7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2">
            <text:p>7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3">
            <text:p>7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4">
            <text:p>7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5">
            <text:p>7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6">
            <text:p>7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7">
            <text:p>7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9">
            <text:p>7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80">
            <text:p>8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81">
            <text:p>8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82">
            <text:p>8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83">
            <text:p>8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84">
            <text:p>8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7">
            <text:p>3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9">
            <text:p>3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1">
            <text:p>4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2">
            <text:p>4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3">
            <text:p>4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4">
            <text:p>4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6">
            <text:p>4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8">
            <text:p>4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9">
            <text:p>4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6">
            <text:p>5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7">
            <text:p>5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8">
            <text:p>5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9">
            <text:p>5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1">
            <text:p>6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3">
            <text:p>6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5">
            <text:p>6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6">
            <text:p>6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8">
            <text:p>6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9">
            <text:p>6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0">
            <text:p>7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1">
            <text:p>7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2">
            <text:p>7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3">
            <text:p>7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4">
            <text:p>7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5">
            <text:p>7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6">
            <text:p>7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7">
            <text:p>7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9">
            <text:p>7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80">
            <text:p>8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81">
            <text:p>8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82">
            <text:p>8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83">
            <text:p>8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84">
            <text:p>8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7">
            <text:p>3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39">
            <text:p>3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1">
            <text:p>4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2">
            <text:p>4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3">
            <text:p>4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4">
            <text:p>4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6">
            <text:p>4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8">
            <text:p>4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49">
            <text:p>4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6">
            <text:p>5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7">
            <text:p>5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8">
            <text:p>5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59">
            <text:p>5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1">
            <text:p>6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3">
            <text:p>6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5">
            <text:p>6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6">
            <text:p>6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8">
            <text:p>6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69">
            <text:p>6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0">
            <text:p>7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1">
            <text:p>7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2">
            <text:p>7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3">
            <text:p>7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4">
            <text:p>7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5">
            <text:p>7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6">
            <text:p>76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7">
            <text:p>77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79">
            <text:p>79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80">
            <text:p>80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81">
            <text:p>81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82">
            <text:p>82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83">
            <text:p>83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84">
            <text:p>84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EQ_IMG.NEXTVAL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NU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테스트 이미지</text:p>
          </table:table-cell>
          <table:table-cell table:style-name="ce1" office:value-type="string">
            <text:p>테스트 이미지.png</text:p>
          </table:table-cell>
          <table:table-cell table:style-name="ce1" office:value-type="string">
            <text:p>resources/images_upfiles/</text:p>
          </table:table-cell>
          <table:table-cell office:value-type="string">
            <text:p>default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3" table:number-rows-repeated="104814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ko" number:country="KR">
      <number:number number:min-integer-digits="1"/>
    </number:number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05">2024-03-05</text:date>, <text:time>11:32:02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시트1" style:display-name="PageStyle_시트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3-05T11:32:02.47</dc:date>
    <meta:document-statistic meta:table-count="1" meta:cell-count="3834" meta:object-count="0"/>
    <meta:generator>OpenOffice/4.1.14$Win32 OpenOffice.org_project/4114m1$Build-9811</meta:generator>
  </office:meta>
</office:document-meta>
</file>